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5cm" fo:min-width="25.4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5.25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5cm" fo:min-width="3.25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5cm" fo:min-width="3.94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5.5cm" fo:min-width="23.75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22.75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17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5cm" fo:min-width="11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12cm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4.5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19.25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5cm" fo:min-width="19.25cm"/>
      <style:paragraph-properties style:writing-mode="lr-tb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5cm" fo:min-width="15.5cm"/>
      <style:paragraph-properties style:writing-mode="lr-tb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cm" fo:min-width="8.25cm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4cm"/>
      <style:paragraph-properties style:writing-mode="lr-tb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9.75cm"/>
      <style:paragraph-properties style:writing-mode="lr-tb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6.25cm" fo:min-width="23.5cm"/>
      <style:paragraph-properties style:writing-mode="lr-tb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2.756cm" fo:min-width="2.506cm"/>
      <style:paragraph-properties style:writing-mode="lr-tb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2.5cm" fo:min-width="3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75cm" fo:min-width="5.75cm"/>
      <style:paragraph-properties style:writing-mode="lr-tb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9.25cm" fo:min-width="9.75cm"/>
      <style:paragraph-properties style:writing-mode="lr-tb"/>
    </style:style>
    <style:style style:name="P1" style:family="paragraph">
      <loext:graphic-properties draw:fill-color="#ffffff"/>
      <style:paragraph-properties fo:text-align="center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1.75cm" svg:x="1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5cm" svg:height="1cm" svg:x="0cm" svg:y="0cm">
          <text:p text:style-name="P2">INDEX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75cm" svg:height="1.75cm" svg:x="1cm" svg:y="3cm">
          <text:p text:style-name="P2">HOM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75cm" svg:height="1.75cm" svg:x="23.19cm" svg:y="3cm">
          <text:p text:style-name="P2">PROFIL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44cm" svg:height="1.75cm" svg:x="18.75cm" svg:y="3cm">
          <text:p text:style-name="P2">NEW ARTICL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4.25cm" svg:height="5.75cm" svg:x="1.75cm" svg:y="5.75cm">
          <text:p text:style-name="P2">**OPTIONAL JUMBOTRON WITH NASA IMAGE OF THE DAY API**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3.25cm" svg:height="1.5cm" svg:x="1.75cm" svg:y="1cm">
          <text:p text:style-name="P2">NEED SOME S P A C 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7.5cm" svg:height="3cm" svg:x="5.5cm" svg:y="12.5cm">
          <text:p text:style-name="P2">ARTICL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7.5cm" svg:height="3cm" svg:x="5.5cm" svg:y="16.75cm">
          <text:p text:style-name="P2">ARTICLE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1.5cm" svg:height="1.75cm" svg:x="7.25cm" svg:y="3cm">
          <text:p text:style-name="P2">**OPTIONAL FUN APIS**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25.94cm" svg:height="1.75cm" svg:x="1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75cm" svg:height="1.75cm" svg:x="1cm" svg:y="3cm">
          <text:p text:style-name="P2">HOM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75cm" svg:height="1.75cm" svg:x="23.19cm" svg:y="3cm">
          <text:p text:style-name="P2">PROFIL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44cm" svg:height="1.75cm" svg:x="18.75cm" svg:y="3cm">
          <text:p text:style-name="P2">NEW ARTICL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3.25cm" svg:height="1.5cm" svg:x="1.75cm" svg:y="1cm">
          <text:p text:style-name="P2">NEED SOME S P A C 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5cm" svg:height="1cm" svg:x="0cm" svg:y="0cm">
          <text:p text:style-name="P2">ARTICLE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2.5cm" svg:height="0.75cm" svg:x="7.75cm" svg:y="5.25cm">
          <text:p text:style-name="P2">TITLE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cm" svg:height="1cm" svg:x="7.75cm" svg:y="6cm">
          <text:p text:style-name="P2">author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cm" svg:height="1cm" svg:x="15.25cm" svg:y="6cm">
          <text:p text:style-name="P2">source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9.75cm" svg:height="2.5cm" svg:x="4.25cm" svg:y="7.25cm">
          <text:p text:style-name="P2">IMAGE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9.75cm" svg:height="5.25cm" svg:x="4.25cm" svg:y="10.5cm">
          <text:p text:style-name="P2">CONTENT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6cm" svg:height="1.75cm" svg:x="6.25cm" svg:y="17.25cm">
          <text:p text:style-name="P2">COMMENT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1.5cm" svg:height="1.75cm" svg:x="7.25cm" svg:y="3cm">
          <text:p text:style-name="P2">**OPTIONAL FUN APIS**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8.75cm" svg:height="1.25cm" svg:x="10cm" svg:y="19cm">
          <text:p text:style-name="P2">add comment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5cm" svg:height="1cm" svg:x="4.25cm" svg:y="15.75cm">
          <text:p text:style-name="P2">likes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1" draw:layer="layout" svg:width="25.94cm" svg:height="1.75cm" svg:x="1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75cm" svg:height="1.75cm" svg:x="1cm" svg:y="3cm">
          <text:p text:style-name="P2">HOM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75cm" svg:height="1.75cm" svg:x="23.19cm" svg:y="3cm">
          <text:p text:style-name="P2">PROFIL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44cm" svg:height="1.75cm" svg:x="18.75cm" svg:y="3cm">
          <text:p text:style-name="P2">NEW ARTICL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3.25cm" svg:height="1.5cm" svg:x="1.75cm" svg:y="1cm">
          <text:p text:style-name="P2">NEED SOME S P A C E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1.5cm" svg:height="1.75cm" svg:x="7.25cm" svg:y="3cm">
          <text:p text:style-name="P2">**OPTIONAL FUN APIS**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5cm" svg:height="1cm" svg:x="0cm" svg:y="0cm">
          <text:p text:style-name="P2">NEW ARTICLE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0.25cm" svg:height="1.5cm" svg:x="9.25cm" svg:y="7.25cm">
          <text:p text:style-name="P2">INSERT TITLE: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0.25cm" svg:height="1.5cm" svg:x="9.25cm" svg:y="9cm">
          <text:p text:style-name="P2">INSERT AUTHOR: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0.25cm" svg:height="1.5cm" svg:x="9.25cm" svg:y="10.75cm">
          <text:p text:style-name="P2">INSERT SOURCE: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0.25cm" svg:height="1.5cm" svg:x="9.25cm" svg:y="12.5cm">
          <text:p text:style-name="P2">INSERT IMAGE: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0.25cm" svg:height="1.5cm" svg:x="9.25cm" svg:y="14.25cm">
          <text:p text:style-name="P2">INSERT CONTENT: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0.25cm" svg:height="1.5cm" svg:x="9.25cm" svg:y="16.25cm">
          <text:p text:style-name="P2">create article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7" draw:text-style-name="P1" draw:layer="layout" svg:width="24cm" svg:height="6.5cm" svg:x="2.25cm" svg:y="13.25cm">
          <text:p text:style-name="P2">PUBLISHED POSTS:</text:p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5.94cm" svg:height="1.75cm" svg:x="1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75cm" svg:height="1.75cm" svg:x="1cm" svg:y="3cm">
          <text:p text:style-name="P2">HOM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75cm" svg:height="1.75cm" svg:x="23.19cm" svg:y="3cm">
          <text:p text:style-name="P2">PROFIL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44cm" svg:height="1.75cm" svg:x="18.75cm" svg:y="3cm">
          <text:p text:style-name="P2">NEW ARTICL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3.25cm" svg:height="1.5cm" svg:x="1.75cm" svg:y="1cm">
          <text:p text:style-name="P2">NEED SOME S P A C E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1.5cm" svg:height="1.75cm" svg:x="7.25cm" svg:y="3cm">
          <text:p text:style-name="P2">**OPTIONAL FUN APIS**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5cm" svg:height="1cm" svg:x="0cm" svg:y="0cm">
          <text:p text:style-name="P2">PROFILE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25cm" svg:height="4.25cm" svg:x="11.75cm" svg:y="6.25cm">
          <text:p text:style-name="P2">PROFILE P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10.25cm" svg:height="1.5cm" svg:x="9cm" svg:y="11.151cm">
          <text:p text:style-name="P2">NAME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3.5cm" svg:height="2.75cm" svg:x="3.25cm" svg:y="15.25cm">
          <text:p text:style-name="P2">post img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3.5cm" svg:height="2.75cm" svg:x="8cm" svg:y="15.25cm">
          <text:p text:style-name="P2">post img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3.5cm" svg:height="2.75cm" svg:x="12.75cm" svg:y="15.25cm">
          <text:p text:style-name="P2">post img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3.5cm" svg:height="2.75cm" svg:x="17.25cm" svg:y="15.25cm">
          <text:p text:style-name="P2">post img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3.5cm" svg:height="2.75cm" svg:x="21.75cm" svg:y="15.25cm">
          <text:p text:style-name="P2">post img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20" draw:text-style-name="P3" draw:layer="layout" svg:width="6.25cm" svg:height="1cm" svg:x="0cm" svg:y="0cm">
          <text:p text:style-name="P3">LOGI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5.94cm" svg:height="1.75cm" svg:x="1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75cm" svg:height="1.75cm" svg:x="1cm" svg:y="3cm">
          <text:p text:style-name="P2">HOM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3.25cm" svg:height="1.5cm" svg:x="1.75cm" svg:y="1cm">
          <text:p text:style-name="P2">NEED SOME S P A C E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0.25cm" svg:height="9.5cm" svg:x="9.25cm" svg:y="7.25cm">
          <text:p text:style-name="P2">LOGIN:</text:p>
          <text:p text:style-name="P2"/>
          <text:p text:style-name="P2">USERNAME</text:p>
          <text:p text:style-name="P2"/>
          <text:p text:style-name="P2">PASSWOR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75cm" svg:height="1.75cm" svg:x="23.19cm" svg:y="3cm">
          <text:p text:style-name="P2">LOGI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75cm" svg:height="1.75cm" svg:x="19.5cm" svg:y="3cm">
          <text:p text:style-name="P2">SIGNUP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20" draw:text-style-name="P3" draw:layer="layout" svg:width="6.25cm" svg:height="1cm" svg:x="0cm" svg:y="0cm">
          <text:p text:style-name="P3">SIGNU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5.94cm" svg:height="1.75cm" svg:x="1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75cm" svg:height="1.75cm" svg:x="1cm" svg:y="3cm">
          <text:p text:style-name="P2">HOM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3.25cm" svg:height="1.5cm" svg:x="1.75cm" svg:y="1cm">
          <text:p text:style-name="P2">NEED SOME S P A C E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0.25cm" svg:height="9.5cm" svg:x="9.25cm" svg:y="7.25cm">
          <text:p text:style-name="P2">SIGNUP:</text:p>
          <text:p text:style-name="P2"/>
          <text:p text:style-name="P2">FULL NAME</text:p>
          <text:p text:style-name="P2"/>
          <text:p text:style-name="P4">USERNAME</text:p>
          <text:p text:style-name="P4"/>
          <text:p text:style-name="P4">EMAIL</text:p>
          <text:p text:style-name="P2"/>
          <text:p text:style-name="P2">PASSWORD</text:p>
          <text:p text:style-name="P2"/>
          <text:p text:style-name="P2"><text:s/>CHECK PASSWOR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75cm" svg:height="1.75cm" svg:x="23.19cm" svg:y="3cm">
          <text:p text:style-name="P2">LOGI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75cm" svg:height="1.75cm" svg:x="19.5cm" svg:y="3cm">
          <text:p text:style-name="P2">SIGNUP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05T19:08:33.184558469</meta:creation-date>
    <dc:date>2021-08-06T09:40:51.179383664</dc:date>
    <meta:editing-duration>PT27M1S</meta:editing-duration>
    <meta:editing-cycles>11</meta:editing-cycles>
    <meta:generator>LibreOffice/7.1.4.2$Linux_X86_64 LibreOffice_project/10$Build-2</meta:generator>
    <meta:document-statistic meta:object-count="67"/>
  </office:meta>
</office:document-meta>
</file>